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Author" style:family="paragraph">
      <style:text-properties fo:language="pt" fo:country="PT"/>
    </style:style>
    <style:style style:name="P4" style:parent-style-name="Date" style:family="paragraph">
      <style:text-properties fo:language="pt" fo:country="PT"/>
    </style:style>
    <style:style style:name="P5" style:parent-style-name="Normal" style:family="paragraph">
      <style:text-properties style:font-name="Arial" fo:font-weight="bold" style:font-weight-asian="bold" style:font-weight-complex="bold" fo:font-size="14pt" style:font-size-asian="14pt" style:font-size-complex="14pt" fo:language="en" fo:country="GB" fo:hyphenate="true"/>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T10" style:parent-style-name="DefaultParagraphFont" style:family="text">
      <style:text-properties fo:language="en" fo:country="GB"/>
    </style:style>
    <style:style style:name="T11" style:parent-style-name="DefaultParagraphFont" style:family="text">
      <style:text-properties fo:language="en" fo:country="GB"/>
    </style:style>
    <style:style style:name="T12" style:parent-style-name="DefaultParagraphFont" style:family="text">
      <style:text-properties fo:language="en" fo:country="GB"/>
    </style:style>
    <style:style style:name="T13" style:parent-style-name="DefaultParagraphFont" style:family="text">
      <style:text-properties fo:language="en" fo:country="GB"/>
    </style:style>
    <style:style style:name="T14" style:parent-style-name="DefaultParagraphFont" style:family="text">
      <style:text-properties fo:language="en" fo:country="GB"/>
    </style:style>
    <style:style style:name="T15" style:parent-style-name="DefaultParagraphFont" style:family="text">
      <style:text-properties fo:font-weight="bold" style:font-weight-asian="bold" style:font-weight-complex="bold" fo:language="en" fo:country="GB"/>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font-weight="bold" style:font-weight-asian="bold" style:font-weight-complex="bold" fo:language="en" fo:country="GB"/>
    </style:style>
    <style:style style:name="T20" style:parent-style-name="DefaultParagraphFont" style:family="text">
      <style:text-properties fo:language="en" fo:country="GB"/>
    </style:style>
    <style:style style:name="T21" style:parent-style-name="DefaultParagraphFont" style:family="text">
      <style:text-properties fo:font-weight="bold" style:font-weight-asian="bold" style:font-weight-complex="bold"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T26" style:parent-style-name="DefaultParagraphFont" style:family="text">
      <style:text-properties fo:language="en" fo:country="GB"/>
    </style:style>
    <style:style style:name="T27" style:parent-style-name="DefaultParagraphFont" style:family="text">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fo:language="en" fo:country="GB"/>
    </style:style>
    <style:style style:name="T32" style:parent-style-name="DefaultParagraphFont" style:family="text">
      <style:text-properties fo:language="en" fo:country="GB"/>
    </style:style>
    <style:style style:name="T33" style:parent-style-name="DefaultParagraphFont" style:family="text">
      <style:text-properties fo:language="en" fo:country="GB"/>
    </style:style>
    <style:style style:name="T34" style:parent-style-name="DefaultParagraphFont" style:family="text">
      <style:text-properties fo:language="en" fo:country="GB"/>
    </style:style>
    <style:style style:name="T35" style:parent-style-name="DefaultParagraphFont" style:family="text">
      <style:text-properties fo:font-weight="bold" style:font-weight-asian="bold" style:font-weight-complex="bold" fo:language="en" fo:country="GB"/>
    </style:style>
    <style:style style:name="T36" style:parent-style-name="DefaultParagraphFont" style:family="text">
      <style:text-properties fo:font-weight="bold" style:font-weight-asian="bold" style:font-weight-complex="bold" fo:language="en" fo:country="GB"/>
    </style:style>
    <style:style style:name="T37" style:parent-style-name="DefaultParagraphFont" style:family="text">
      <style:text-properties fo:font-weight="bold" style:font-weight-asian="bold" style:font-weight-complex="bold" fo:language="en" fo:country="GB"/>
    </style:style>
    <style:style style:name="T38" style:parent-style-name="DefaultParagraphFont" style:family="text">
      <style:text-properties fo:language="en" fo:country="GB"/>
    </style:style>
    <style:style style:name="T39" style:parent-style-name="DefaultParagraphFont" style:family="text">
      <style:text-properties fo:font-weight="bold" style:font-weight-asian="bold" style:font-weight-complex="bold" fo:language="en" fo:country="GB"/>
    </style:style>
    <style:style style:name="T40" style:parent-style-name="DefaultParagraphFont" style:family="text">
      <style:text-properties fo:language="en" fo:country="GB"/>
    </style:style>
    <style:style style:name="P41" style:parent-style-name="Textbody" style:family="paragraph">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language="en" fo:country="GB"/>
    </style:style>
    <style:style style:name="T44" style:parent-style-name="DefaultParagraphFont" style:family="text">
      <style:text-properties fo:language="en" fo:country="GB"/>
    </style:style>
    <style:style style:name="T45" style:parent-style-name="DefaultParagraphFont" style:family="text">
      <style:text-properties fo:language="en" fo:country="GB"/>
    </style:style>
    <style:style style:name="T46" style:parent-style-name="DefaultParagraphFont" style:family="text">
      <style:text-properties fo:language="en" fo:country="GB"/>
    </style:style>
    <style:style style:name="T47" style:parent-style-name="DefaultParagraphFont" style:family="text">
      <style:text-properties fo:language="en" fo:country="GB"/>
    </style:style>
    <style:style style:name="T48" style:parent-style-name="DefaultParagraphFont" style:family="text">
      <style:text-properties fo:language="en" fo:country="GB"/>
    </style:style>
    <style:style style:name="T49" style:parent-style-name="DefaultParagraphFont" style:family="text">
      <style:text-properties fo:language="en" fo:country="GB"/>
    </style:style>
    <style:style style:name="T50" style:parent-style-name="DefaultParagraphFont" style:family="text">
      <style:text-properties fo:language="en" fo:country="GB"/>
    </style:style>
    <style:style style:name="T51" style:parent-style-name="DefaultParagraphFont" style:family="text">
      <style:text-properties fo:language="en" fo:country="GB"/>
    </style:style>
    <style:style style:name="P52" style:parent-style-name="Textbody" style:family="paragraph">
      <style:text-properties fo:language="en" fo:country="GB"/>
    </style:style>
  </office:automatic-styles>
  <office:body>
    <office:text text:use-soft-page-breaks="true">
      <text:p text:style-name="P1">Report for LAB<text:s/>4</text:p>
      <text:p text:style-name="P3">Mafalda de Macedo<text:s/>Pinto Candal</text:p>
      <text:p text:style-name="P4">Deadline:<text:s/>22nd December<text:s/>23:59</text:p>
      <text:h text:style-name="Heading1" text:outline-level="1"><text:bookmark-start text:name="task-description"/>Task description<text:bookmark-end text:name="task-description"/></text:h>
      <text:p text:style-name="Firstparagraph">Lab 4 challenges us to implement a version of the Dijkstra’s algorithm that outputs the shortest path between two Dutch train stations and<text:s/>the<text:s/>respective length. The number of total stations is fixed at 12, with some baseline bidirectional connection routes, that could suffer disruption. This formed the standard graph with nodes being train stations and weighted undirected edges being the existing<text:s/>direct connection<text:s/>between two train stations and respective length.</text:p>
      <text:p text:style-name="Firstparagraph">The<text:s/>complete<text:s/>input<text:s/>is a number, followed by an even number of station names (one per line) and an exclamation mark. The number of disruptions<text:s/>is<text:s/>followed<text:s/>by pairs of two train stations between which a direct connection was lost. The remaining pairs of train stations are queries, pairs of a start and a goal station. The output should be, for each query, the shortest path between the stations (each visited station per line) followed by the total length.</text:p>
      <text:p text:style-name="P5"><text:bookmark-start text:name="structures-and-algorithms"/></text:p>
      <text:h text:style-name="Heading1" text:outline-level="1">Structures and Algorithms<text:bookmark-end text:name="structures-and-algorithms"/></text:h>
      <text:p text:style-name="Textbody">This assignment required implementing a graph representation and a version of the Dijkstra’s algorithm that outputs<text:s/>the<text:s/>shortest path<text:s/>between two nodes.</text:p>
      <text:p text:style-name="Textbody">For the graph representation, I chose to use an adjacency list representation because there were few direct connections between stations (sparse graph). This representation involves creating an adjacency list (implemented with linked lists) for each the neighbourhood of each station. The order of magnitudes are<text:s/>(1) a neighbour -&gt; list node (station, travel_time, *next),<text:s/>(2)<text:s/>a neighbourhood -&gt;<text:s/>adjacency list (*head) and<text:s/>(3)<text:s/>the graph -&gt;<text:s/>array of adjacency lists.</text:p>
      <text:p text:style-name="Textbody">Note: ListNode appears in the code as just Node.</text:p>
      <text:p text:style-name="Textbody">For the Dijkstra’s algorithm,<text:s/>I keep a distance array for tentative distances, a priority queue (min-heap<text:s/>for<text:s/>fast retrieval – O(log n) – of the station with the smallest current distance) for picking the next closest station, and a predecessor array for path reconstruction. Rather than a visited array, I check if a station is still in the priority queue—if it’s gone, its distance is finalized, and I avoid the linear search. Since I only want a single goal station, I stop as soon as that station is removed (finalized) and then reconstruct its path using the predecessor array.</text:p>
      <text:p text:style-name="Textbody"/>
      <text:p text:style-name="Textbody">Some functions<text:s/>that were<text:s/>less intuitive for me were<text:s/><text:span text:style-name="T6">get_station_index()</text:span><text:span text:style-name="T7">, swap_nodes() and a potential process_input(). The first one emerged from<text:s/></text:span><text:span text:style-name="T8">trying to tie the stations to number (it was difficult at first),</text:span><text:span text:style-name="T9"><text:s/>the second one was challenging because I attempted to update the auxiliary position array within this function, but it lead to errors in the remove_min(), and I ultimately found<text:s/></text:span><text:span text:style-name="T10">process_input()<text:s/></text:span><text:span text:style-name="T11">redundant because it removed from the main() the only functionality it had: processing the input and only call helper functions. Having the input in the main was more aligned with the example I contacted with during this course.</text:span></text:p>
      <text:p text:style-name="Textbody">My code follows the structure: definition of data structures (ListNode, AdjacencyList,<text:s/><text:soft-page-break/>MinHeapNode, MinHeap),<text:s/><text:span text:style-name="T12">h</text:span><text:span text:style-name="T13">elper functions for</text:span><text:span text:style-name="T14"><text:s/></text:span><text:span text:style-name="T15">(1) station indexing</text:span><text:span text:style-name="T16"><text:s/>-<text:s/></text:span><text:span text:style-name="T17">get_station_index()</text:span><text:span text:style-name="T18">,<text:s/></text:span><text:span text:style-name="T19">(2) adjacency list</text:span><text:span text:style-name="T20"><text:s/>– create_node(), add_edge(), remove_edge(),<text:s/></text:span><text:span text:style-name="T21">(3) min-heap</text:span><text:span text:style-name="T22"><text:s/>-<text:s/></text:span><text:span text:style-name="T23">create_min_heap</text:span><text:span text:style-name="T24">(),<text:s/></text:span><text:span text:style-name="T25">swap_nodes</text:span><text:span text:style-name="T26"><text:s/>(),<text:s/></text:span><text:span text:style-name="T27">downheap ()</text:span><text:span text:style-name="T28">,<text:s/></text:span><text:span text:style-name="T29">remove_min ()</text:span><text:span text:style-name="T30">,<text:s/></text:span><text:span text:style-name="T31">decrease_dist ()</text:span><text:span text:style-name="T32">,<text:s/></text:span><text:span text:style-name="T33">is_in_min_heap</text:span><text:span text:style-name="T34">(),</text:span><text:span text:style-name="T35"><text:s/></text:span><text:span text:style-name="T36">(4)<text:s/></text:span><text:span text:style-name="T37">graph representation</text:span><text:span text:style-name="T38"><text:s/>– initialize_graph(), free_graph(),<text:s/></text:span><text:span text:style-name="T39">(5) Dijkstra's algorithm implementation</text:span><text:span text:style-name="T40">.</text:span><text:bookmark-start text:name="evaluation-of-the-program"/></text:p>
      <text:p text:style-name="P41"/>
      <text:h text:style-name="Heading1" text:outline-level="1">Evaluation of the program<text:bookmark-end text:name="evaluation-of-the-program"/></text:h>
      <text:p text:style-name="Firstparagraph">I tested the program by varying the number of disruptions (0 to many), making sure that the paths that were produced were the shortest ones using the remaining connections (or outputted UNREACHABLE if no path was found). And even though I know that the input is<text:s/>standardised, I wanted to<text:s/>check if this program was robust in case an unknown station was inputted (avoid buffer overflow and<text:s/>output error and move to next query).<text:line-break/><text:line-break/>Overall, I would say that starting the code from scratch, choosing/incorporating all data structures was a hard process that meant I only achieved satisfying outputs.<text:s/>They were mostly structural errors that required rewriting functions and reorganizing the code.</text:p>
      <text:p text:style-name="Textbody">The initial struggle I faced was saving<text:s/>a station given in the input<text:s/>when it<text:s/>was composed by two words. This process<text:s/>was possibly unnecessarily lengthy and<text:s/>involved creating trimming/normalizing functions until I realized I needed to change the<text:s/>“%d” in scanf() to<text:s/><text:span text:style-name="T42">" %49[^\n]"</text:span><text:span text:style-name="T43"><text:s/>to read the input correctly and also avoid buffer overflow. I did also<text:s/></text:span><text:span text:style-name="T44">face some bugs with the maintenance of the auxiliary position array which I did not manage to immediately update inside the swap_nodes().</text:span><text:span text:style-name="T45"><text:s/>I’d also say that coming to the final version of the</text:span><text:span text:style-name="T46"><text:s/>add_edges(), remove_edges() (I tried eliminating the repeated code)</text:span><text:span text:style-name="T47"><text:s/></text:span><text:span text:style-name="T48">and<text:s/></text:span><text:span text:style-name="T49">descrease_dist()</text:span><text:span text:style-name="T50"><text:s/></text:span><text:span text:style-name="T51">took some effort.</text:span></text:p>
      <text:p text:style-name="P52">But there were many more.</text:p>
      <text:h text:style-name="Heading1" text:outline-level="1"><text:bookmark-start text:name="conclusion-and-self-reflection"/>Conclusion and Self-Reflection<text:bookmark-end text:name="conclusion-and-self-reflection"/></text:h>
      <text:p text:style-name="Firstparagraph">In the beginning of the year, I<text:s/>did not understand fully understand the need to know different implementations of the same data structure. This assignment<text:s/>reminded me of the different graph representations and priority queue implementations, helping<text:s/>me consolidate my understanding of all data structures we learnt during the course (static and dynamic).</text:p>
      <text:p text:style-name="Textbody">The task and the bonus also highlighted the difference between having fixed parameters (like the number of trains stations being considered) which can create more structure and clearer bounds or keep more parameters flexible and make the code reusable. This was an important lesson for me, and I think I will view programming assignments in a different light moving forward.</text:p>
      <text:p text:style-name="Firstparagraph">The hardest part was<text:s/>starting<text:s/>with no preliminary code.<text:s/>I think this was the most complex assignment we’ve been asked to complete, and it<text:s/>took<text:s/>quite a long time for me<text:s/>to<text:s/>finalize<text:s/>a plan of which data structures and<text:s/>preliminary<text:s/>helper functions I would be using. But once that was clear, some functions like downheap() were easy to achieve from what we have done in class (not much in this assignment was that easy, to be honest).</text:p>
      <text:p text:style-name="Textbody">I think this was a great way to conclude the course. For me, it was a clear example of how to independently solve a problem of operations research, and I am curious to explore mo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style style:name="NormalWeb" style:display-name="Normal (Web)" style:family="paragraph" style:parent-style-name="Normal">
      <style:text-properties style:font-name-complex="Times New Roman" fo:hyphenate="false"/>
    </style:style>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port for LAB [insert number]</dc:title>
    <dc:description/>
    <dc:subject/>
    <meta:initial-creator>PUT YOUR NAME HERE</meta:initial-creator>
    <dc:creator>Mafalda Candal</dc:creator>
    <meta:creation-date>2024-12-18T19:40:00Z</meta:creation-date>
    <dc:date>2024-12-22T20:56:00Z</dc:date>
    <meta:template xlink:href="Normal" xlink:type="simple"/>
    <meta:editing-cycles>6</meta:editing-cycles>
    <meta:editing-duration>PT37800S</meta:editing-duration>
    <meta:user-defined meta:name="date">Deadline: [insert date] 23:59</meta:user-defined>
    <meta:document-statistic meta:page-count="2" meta:paragraph-count="12" meta:word-count="917" meta:character-count="6137" meta:row-count="43" meta:non-whitespace-character-count="5232"/>
  </office:meta>
</office:document-meta>
</file>